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ED000675A500043049912E8F52.wmf"/>
  <manifest:file-entry manifest:media-type="image/jpeg" manifest:full-path="Pictures/10000000000001580000002BD48DCE97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ole-draw-aspect="1"/>
    </style:style>
    <style:style style:name="gr6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621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3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377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635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493cm" fo:margin-bottom="0cm" fo:text-indent="0cm" style:punctuation-wrap="hanging" style:line-break="strict"/>
    </style:style>
    <style:style style:name="P16" style:family="paragraph">
      <style:paragraph-properties fo:margin-left="0.952cm" fo:margin-right="0cm" fo:margin-top="0.493cm" fo:margin-bottom="0cm" fo:text-indent="-0.952cm" style:punctuation-wrap="hanging" style:line-break="strict"/>
    </style:style>
    <style:style style:name="P1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9" style:family="paragraph">
      <style:paragraph-properties fo:margin-left="0.952cm" fo:margin-right="0cm" fo:margin-top="0.635cm" fo:margin-bottom="0cm" fo:text-indent="-0.952cm" style:punctuation-wrap="hanging" style:line-break="strict"/>
    </style:style>
    <style:style style:name="P20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1" style:family="paragraph">
      <style:paragraph-properties fo:margin-left="1.578cm" fo:margin-right="0cm" fo:margin-top="0.141cm" fo:margin-bottom="0cm" fo:text-indent="-0.635cm" style:punctuation-wrap="hanging" style:line-break="strict"/>
    </style:style>
    <style:style style:name="P22" style:family="paragraph">
      <style:paragraph-properties fo:margin-left="1.578cm" fo:margin-right="0cm" fo:margin-top="0.317cm" fo:margin-bottom="0cm" fo:text-indent="-0.635cm" style:punctuation-wrap="hanging" style:line-break="strict"/>
    </style:style>
    <style:style style:name="P23" style:family="paragraph">
      <style:paragraph-properties fo:margin-left="1.578cm" fo:margin-right="0cm" fo:margin-top="0.423cm" fo:margin-bottom="0cm" fo:text-indent="-0.635cm" style:punctuation-wrap="hanging" style:line-break="strict"/>
    </style:style>
    <style:style style:name="P24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5" style:family="paragraph">
      <style:paragraph-properties fo:margin-left="0.952cm" fo:margin-right="0cm" fo:margin-top="0.317cm" fo:margin-bottom="0cm" fo:text-indent="-0.952cm" style:punctuation-wrap="hanging" style:line-break="strict"/>
    </style:style>
    <style:style style:name="P26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27" style:family="paragraph">
      <style:paragraph-properties fo:margin-left="0cm" fo:margin-right="0cm" fo:text-align="justify" fo:text-indent="0cm"/>
    </style:style>
    <style:style style:name="P28" style:family="paragraph">
      <style:paragraph-properties fo:margin-left="0cm" fo:margin-right="0cm" fo:margin-top="0.317cm" fo:margin-bottom="0cm" fo:line-height="100%" fo:text-align="justify" fo:text-indent="0cm" style:punctuation-wrap="hanging" style:line-break="strict" style:writing-mode="lr-tb"/>
    </style:style>
    <style:style style:name="P29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color="#000000" style:text-line-through-style="none" style:text-position="0% 100%" fo:font-family="Arial" style:font-pitch="variable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0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1" style:family="text">
      <style:text-properties fo:color="#000000" style:text-line-through-style="none" style:text-position="0% 100%" fo:font-family="Arial" style:font-pitch="variable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12" style:family="text">
      <style:text-properties fo:font-family="'Arial Black'" style:font-family-generic="swiss" style:font-pitch="variable" fo:font-size="40pt" fo:language="en" fo:country="GB" fo:text-shadow="1pt 1pt" style:font-size-asian="40pt" style:font-size-complex="40pt"/>
    </style:style>
    <style:style style:name="T13" style:family="text">
      <style:text-properties fo:language="en" fo:country="GB"/>
    </style:style>
    <style:style style:name="T14" style:family="text">
      <style:text-properties fo:color="#000000" fo:language="en" fo:country="US"/>
    </style:style>
    <style:style style:name="T1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21" style:family="text">
      <style:text-properties fo:font-size="24pt" fo:language="en" fo:country="GB" style:font-size-asian="24pt" style:font-size-complex="24pt"/>
    </style:style>
    <style:style style:name="T22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943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43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custom-shape draw:name="Rectangle 4" draw:style-name="gr1" draw:text-style-name="P1" draw:layer="layout" svg:width="5.601cm" svg:height="2.822cm" svg:x="4.665cm" svg:y="2.88cm">
          <text:list text:style-name="L2">
            <text:list-header>
              <text:p text:style-name="P7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5.601cm" svg:height="2.822cm" svg:x="4.665cm" svg:y="5.702cm">
          <text:list text:style-name="L2">
            <text:list-header>
              <text:p text:style-name="P7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11.218cm" svg:height="2.822cm" svg:x="10.266cm" svg:y="2.88cm">
          <text:list text:style-name="L2">
            <text:list-header>
              <text:p text:style-name="P7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11.218cm" svg:height="2.822cm" svg:x="10.266cm" svg:y="5.702cm">
          <text:list text:style-name="L2">
            <text:list-header>
              <text:p text:style-name="P7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2" draw:text-style-name="P1" draw:layer="layout" svg:width="9.948cm" svg:height="2.802cm" svg:x="10.795cm" svg:y="3.418cm">
          <text:list text:style-name="L1">
            <text:list-header>
              <text:p text:style-name="P2"><text:span text:style-name="T1">EMERGENCY MEASURES RADIO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1" draw:layer="layout" svg:width="6.268cm" svg:height="1.108cm" svg:x="12.571cm" svg:y="6.584cm">
          <text:list text:style-name="L1">
            <text:list-header>
              <text:p text:style-name="P3"><text:span text:style-name="T1">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" draw:text-style-name="P1" draw:layer="layout" svg:width="11.538cm" svg:height="0.937cm" svg:x="7.231cm" svg:y="8.524cm">
          <text:list text:style-name="L1">
            <text:list-header>
              <text:p text:style-name="P3"><text:span text:style-name="T2">Two Names - One Group - One Purp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3.611cm" svg:height="2.342cm" svg:x="5.702cm" svg:y="3.025cm">
          <draw:image xlink:href="Pictures/200000ED000675A500043049912E8F52.wmf" xlink:type="simple" xlink:show="embed" xlink:actuate="onLoad">
            <text:p/>
          </draw:image>
        </draw:frame>
        <draw:frame draw:name="Object 12"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13" draw:style-name="gr2" draw:text-style-name="P1" draw:layer="layout" svg:width="4.234cm" svg:height="0.853cm" svg:x="1.058cm" svg:y="0.878cm">
          <text:list text:style-name="L2">
            <text:list-header>
              <text:p text:style-name="P5"><text:span text:style-name="T3">EMRG-40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2" draw:text-style-name="P1" draw:layer="layout" svg:width="8.841cm" svg:height="0.853cm" svg:x="15.452cm" svg:y="0.878cm">
          <text:list text:style-name="L2">
            <text:list-header>
              <text:p text:style-name="P6"><text:span text:style-name="T3">Training Cour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6" draw:text-style-name="P4" draw:layer="layout" svg:x1="1.058cm" svg:y1="2.117cm" svg:x2="24.293cm" svg:y2="2.117cm">
          <text:p/>
        </draw:line>
        <draw:custom-shape draw:name="Text Box 16" draw:style-name="gr2" draw:text-style-name="P1" draw:layer="layout" svg:width="23.235cm" svg:height="1.954cm" svg:x="1.058cm" svg:y="11.792cm">
          <text:list text:style-name="L3">
            <text:list-header>
              <text:p text:style-name="P2"><text:span text:style-name="T4">Personal Preparedn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" draw:text-style-name="P1" draw:layer="layout" svg:width="23.235cm" svg:height="0.877cm" svg:x="1.058cm" svg:y="17.573cm">
          <text:list text:style-name="L2">
            <text:list-header>
              <text:p text:style-name="P8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2" draw:style-name="gr3" draw:text-style-name="P1" draw:layer="layout" svg:width="8.122cm" svg:height="0.853cm" svg:x="1.065cm" svg:y="17.573cm">
          <text:list text:style-name="L2">
            <text:list-header>
              <text:p text:style-name="P7"><text:span text:style-name="T5">Date Of Last Change: <text:s/>2012-01-3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" draw:text-style-name="P1" draw:layer="layout" svg:width="3.292cm" svg:height="0.853cm" svg:x="20.736cm" svg:y="17.604cm">
          <text:list text:style-name="L2">
            <text:list-header>
              <text:p text:style-name="P7"><text:span text:style-name="T5">Version: <text:s/>1.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draw:custom-shape draw:name="Footer Placeholder 2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1" draw:layer="layout" svg:width="22.234cm" svg:height="10.057cm" svg:x="1.543cm" svg:y="3.947cm">
          <text:list text:style-name="L2">
            <text:list-header>
              <text:p text:style-name="P7"><text:span text:style-name="T6">Course Number: </text:span><text:span text:style-name="T7">EMRG-408</text:span></text:p>
              <text:p text:style-name="P10"><text:span text:style-name="T6">Course Name:</text:span><text:span text:style-name="T6"><text:tab/></text:span><text:span text:style-name="T7">Personal Preparedness</text:span></text:p>
              <text:p text:style-name="P10"><text:span text:style-name="T6">Instructor Led:</text:span><text:span text:style-name="T8"> <text:s/></text:span><text:span text:style-name="T8"><text:tab/></text:span><text:span text:style-name="T7">No</text:span></text:p>
              <text:p text:style-name="P11"><text:span text:style-name="T6">Prerequisites:</text:span></text:p>
            </text:list-header>
          </text:list>
          <text:list text:style-name="L4">
            <text:list-item>
              <text:list>
                <text:list-item>
                  <text:p text:style-name="P12"><text:span text:style-name="T9">None</text:span></text:p>
                </text:list-item>
              </text:list>
            </text:list-item>
          </text:list>
          <text:list text:style-name="L2">
            <text:list-header>
              <text:p text:style-name="P7"><text:span text:style-name="T10"/></text:p>
              <text:p text:style-name="P7"><text:span text:style-name="T6">What You Should Learn From This Course:</text:span></text:p>
            </text:list-header>
          </text:list>
          <text:list text:style-name="L4">
            <text:list-item>
              <text:list>
                <text:list-item>
                  <text:p text:style-name="P12"><text:span text:style-name="T9">From this course you should understand why you need a personal plan and where to get information to create one.. </text:span></text:p>
                  <text:p text:style-name="P12"><text:span text:style-name="T9"/></text:p>
                </text:list-item>
              </text:list>
            </text:list-item>
          </text:list>
          <text:list text:style-name="L2">
            <text:list-header>
              <text:p text:style-name="P13"><text:span text:style-name="T6">Recommended Reading:</text:span><text:span text:style-name="T5"> </text:span><text:span text:style-name="T5"><text:tab/></text:span><text:span text:style-name="T5"><text:tab/></text:span><text:span text:style-name="T5"><text:tab/></text:span></text:p>
            </text:list-header>
          </text:list>
          <text:list text:style-name="L4">
            <text:list-item>
              <text:list>
                <text:list-item>
                  <text:p text:style-name="P12"><text:span text:style-name="T11">Web links provided in this training course.</text:span></text:p>
                </text:list-item>
              </text:list>
            </text:list-item>
          </text:list>
          <text:list text:style-name="L2">
            <text:list-header>
              <text:p text:style-name="P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" draw:text-style-name="P1" draw:layer="layout" svg:width="23.235cm" svg:height="1.954cm" svg:x="1.058cm" svg:y="0.904cm">
          <text:list text:style-name="L3">
            <text:list-header>
              <text:p text:style-name="P2"><text:span text:style-name="T12">Course 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2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hy Prepare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><text:span text:style-name="T13">Why Prepare</text:span></text:p>
              </text:list-header>
            </text:list>
          </draw:text-box>
        </draw:frame>
        <draw:frame presentation:style-name="pr3" draw:text-style-name="P1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4"><text:span text:style-name="T6">Before you can go help others, you need to take care of yourself and your family first. </text:span></text:p>
              </text:list-item>
              <text:list-item>
                <text:p text:style-name="P14"><text:span text:style-name="T8">You can make this a lot easier by planning in advance, so your family can care for themselves, so you are available to help others. </text:span></text:p>
              </text:list-item>
              <text:list-item>
                <text:p text:style-name="P14"><text:span text:style-name="T8">The </text:span><text:span text:style-name="T14"><text:a xlink:href="http://ottawa.ca/health_safety/emergency/preparedness/index_en.html">City of Ottawa</text:a></text:span><text:span text:style-name="T8">, the </text:span><text:span text:style-name="T14"><text:a xlink:href="http://www.emergencymanagementontario.ca/english/prepare/athome/athome.html">Province of Ontario</text:a></text:span><text:span text:style-name="T8"> and the </text:span><text:span text:style-name="T14"><text:a xlink:href="http://www.getprepared.gc.ca/index-eng.aspx">Government of Canada</text:a></text:span><text:span text:style-name="T8">, all have excellent information for personal preparedness. 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3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hat To Prepare For" draw:style-name="dp3" draw:master-page-name="Default" presentation:use-date-time-name="dtd1">
        <draw:frame presentation:style-name="pr4" draw:text-style-name="P1" draw:layer="layout" svg:width="22.86cm" svg:height="2.686cm" svg:x="1.27cm" svg:y="0.762cm" presentation:class="title" presentation:user-transformed="true">
          <draw:text-box>
            <text:list text:style-name="L3">
              <text:list-header>
                <text:p text:style-name="P7"><text:span text:style-name="T8">What To Prepare For</text:span></text:p>
              </text:list-header>
            </text:list>
          </draw:text-box>
        </draw:frame>
        <draw:frame presentation:style-name="pr5" draw:text-style-name="P1" draw:layer="layout" svg:width="22.86cm" svg:height="12.753cm" svg:x="1.27cm" svg:y="3.937cm" presentation:class="outline" presentation:user-transformed="true">
          <draw:text-box>
            <text:list text:style-name="L6">
              <text:list-item>
                <text:p text:id="id1" text:style-name="P15"><text:span text:style-name="T8">Prepare for the low probability, high impact events such as loss of power, water, gas, phone or access to stores</text:span></text:p>
              </text:list-item>
              <text:list-item>
                <text:p text:id="id2" text:style-name="P15"><text:span text:style-name="T8">Consider damage to property, broken windows, or damaged roof</text:span></text:p>
              </text:list-item>
              <text:list-item>
                <text:p text:id="id3" text:style-name="P15"><text:span text:style-name="T8">Consider what to do if you have to evacuate for a short, medium or long term</text:span></text:p>
              </text:list-item>
              <text:list-item>
                <text:p text:id="id4" text:style-name="P15"><text:span text:style-name="T8">Consider the implications if the City issues a “Shelter In Place” order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4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here To Get Information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><text:span text:style-name="T8">Where To Get Information</text:span></text:p>
              </text:list-header>
            </text:list>
          </draw:text-box>
        </draw:frame>
        <draw:frame presentation:style-name="pr6" draw:text-style-name="P1" draw:layer="layout" svg:width="22.86cm" svg:height="13.63cm" svg:x="1.27cm" svg:y="3.938cm" presentation:class="outline" presentation:user-transformed="true">
          <draw:text-box>
            <text:list text:style-name="L7">
              <text:list-header>
                <text:p text:id="id5" text:style-name="P16"><text:span text:style-name="T6">City of Ottawa</text:span></text:p>
              </text:list-header>
            </text:list>
            <text:list text:style-name="L8">
              <text:list-item>
                <text:list>
                  <text:list-item>
                    <text:p text:id="id6" text:style-name="P17"><text:span text:style-name="T8">Program called </text:span><text:span text:style-name="T15">Are You Ready</text:span></text:p>
                  </text:list-item>
                  <text:list-item>
                    <text:p text:id="id7" text:style-name="P17"><text:span text:style-name="T8">Information on the City web site </text:span><text:span text:style-name="T14"><text:a xlink:href="http://www.ottawa.ca/">www.ottawa.ca</text:a></text:span><text:span text:style-name="T8">, under </text:span><text:span text:style-name="T15">Residents</text:span><text:span text:style-name="T8">, </text:span><text:span text:style-name="T15">Emergency Managemen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id="id8" text:style-name="P18"><text:span text:style-name="T16">http://ottawa.ca/health_safety/emergency/preparedness/index_en.html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id="id9" text:style-name="P19"><text:span text:style-name="T6">Province of Ontario</text:span></text:p>
              </text:list-header>
            </text:list>
            <text:list text:style-name="L8">
              <text:list-item>
                <text:list>
                  <text:list-item>
                    <text:p text:id="id10" text:style-name="P17"><text:span text:style-name="T8">Program called </text:span><text:span text:style-name="T15">Are You Prepared?</text:span></text:p>
                  </text:list-item>
                  <text:list-item>
                    <text:p text:id="id11" text:style-name="P17"><text:span text:style-name="T8">Information on the Province web site www.emergencymanagementontario.ca, under </text:span><text:span text:style-name="T15">Be Prepared </text:span><text:span text:style-name="T8">tab at top of pag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id="id12" text:style-name="P20"><text:span text:style-name="T7">http://www.emergencymanagementontario.ca/english/prepare/emergency.html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21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5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here To Get Information continued" draw:style-name="dp3" draw:master-page-name="Default" presentation:use-date-time-name="dtd1">
        <draw:frame presentation:style-name="pr3" draw:text-style-name="P1" draw:layer="layout" svg:width="22.86cm" svg:height="12.572cm" svg:x="1.27cm" svg:y="4.445cm" presentation:class="outline" presentation:user-transformed="true">
          <draw:text-box>
            <text:list text:style-name="L7">
              <text:list-header>
                <text:p text:id="id13" text:style-name="P16"><text:span text:style-name="T6">Government of Canada</text:span></text:p>
              </text:list-header>
            </text:list>
            <text:list text:style-name="L8">
              <text:list-item>
                <text:list>
                  <text:list-item>
                    <text:p text:id="id14" text:style-name="P17"><text:span text:style-name="T8">Program called </text:span><text:span text:style-name="T15">72 Hours, Is Your Family Prepared?</text:span></text:p>
                  </text:list-item>
                  <text:list-item>
                    <text:p text:id="id15" text:style-name="P17"><text:span text:style-name="T8">Information on the special Government web site www.getprepared.gc.ca</text:span></text:p>
                  </text:list-item>
                </text:list>
              </text:list-item>
            </text:list>
            <text:list text:style-name="L7">
              <text:list-header>
                <text:p text:id="id16" text:style-name="P19"><text:span text:style-name="T6">Canadian Red Cross</text:span></text:p>
              </text:list-header>
            </text:list>
            <text:list text:style-name="L8">
              <text:list-item>
                <text:list>
                  <text:list-item>
                    <text:p text:id="id17" text:style-name="P17"><text:span text:style-name="T8">Information under </text:span><text:span text:style-name="T15">How We Help</text:span><text:span text:style-name="T8">, </text:span><text:span text:style-name="T15">Disaster Management</text:span><text:span text:style-name="T8">, </text:span><text:span text:style-name="T15">Disaster Preparedness</text:span></text:p>
                  </text:list-item>
                  <text:list-item>
                    <text:p text:id="id18" text:style-name="P17"><text:span text:style-name="T16">http://www.redcross.ca/article.asp?id=34875&amp;tid=025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2"><text:span text:style-name="T17"/></text:p>
                    <text:p text:style-name="P23"><text:span text:style-name="T8"/></text:p>
                  </text:list-header>
                </text:list>
              </text:list-item>
            </text:list>
            <text:list text:style-name="L7">
              <text:list-header>
                <text:p text:style-name="P16"><text:span text:style-name="T8"/></text:p>
              </text:list-header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><text:span text:style-name="T8">Where To Get Information </text:span><text:span text:style-name="T18">continue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6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dd Pandemic Planning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><text:span text:style-name="T8">Add Pandemic Planning</text:span></text:p>
              </text:list-header>
            </text:list>
          </draw:text-box>
        </draw:frame>
        <draw:frame presentation:style-name="pr3" draw:text-style-name="P1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id="id19" text:style-name="P15"><text:span text:style-name="T8">Include planning for illness, either seasonal colds and flu, or pandemic.</text:span></text:p>
              </text:list-item>
              <text:list-item>
                <text:p text:id="id20" text:style-name="P15"><text:span text:style-name="T8">Have information available to know if your family is OK and if you are OK to volunteer.</text:span></text:p>
              </text:list-item>
              <text:list-item>
                <text:p text:id="id21" text:style-name="P15"><text:span text:style-name="T8">Keep supplies on hand, so your family can take care of themselves, while you are away.</text:span></text:p>
              </text:list-item>
              <text:list-item>
                <text:p text:id="id22" text:style-name="P15"><text:span text:style-name="T8">See the Ottawa Public Health website for more information; </text:span></text:p>
              </text:list-item>
              <text:list-item>
                <text:p text:id="id23" text:style-name="P24"><text:span text:style-name="T16">http://ottawa.ca/health_safety/about/oph/index_en.html</text:span></text:p>
              </text:list-item>
            </text:list>
            <text:list text:style-name="L7">
              <text:list-header>
                <text:p text:style-name="P25"><text:span text:style-name="T16"/></text:p>
              </text:list-header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7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Emergency Kit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><text:span text:style-name="T8">Emergency Kits</text:span></text:p>
              </text:list-header>
            </text:list>
          </draw:text-box>
        </draw:frame>
        <draw:frame presentation:style-name="pr3" draw:text-style-name="P1" draw:layer="layout" svg:width="22.86cm" svg:height="12.572cm" svg:x="1.27cm" svg:y="3.938cm" presentation:class="outline" presentation:user-transformed="true">
          <draw:text-box>
            <text:list text:style-name="L6">
              <text:list-item>
                <text:p text:id="id24" text:style-name="P15"><text:span text:style-name="T8">An emergency kit is part of an emergency plan, it does not replace a plan. Even if you have no time or money, you can and should have a plan.</text:span></text:p>
              </text:list-item>
              <text:list-item>
                <text:p text:id="id25" text:style-name="P15"><text:span text:style-name="T8">Prepare your personal, family and EMRG emergency kits in advance.</text:span></text:p>
              </text:list-item>
              <text:list-item>
                <text:p text:id="id26" text:style-name="P15"><text:span text:style-name="T8">Rotate new supplies into your kits regularly</text:span></text:p>
              </text:list-item>
              <text:list-item>
                <text:p text:id="id27" text:style-name="P15"><text:span text:style-name="T8">Think about special needs in your family</text:span></text:p>
              </text:list-item>
              <text:list-item>
                <text:p text:id="id28" text:style-name="P15"><text:span text:style-name="T8">Remember that family comes first. Don’t volunteer until you are sure about your family.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8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elf Test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><text:span text:style-name="T8">Self Test</text:span></text:p>
              </text:list-header>
            </text:list>
          </draw:text-box>
        </draw:frame>
        <draw:frame presentation:style-name="pr3" draw:text-style-name="P1" draw:layer="layout" svg:width="22.86cm" svg:height="12.572cm" svg:x="1.27cm" svg:y="4.445cm" presentation:class="outline" presentation:user-transformed="true">
          <draw:text-box>
            <text:list text:style-name="L12">
              <text:list-item text:start-value="1">
                <text:p text:id="id29" text:style-name="P26"><text:span text:style-name="T19">Do you need a personal/family emergency plan?</text:span></text:p>
              </text:list-item>
              <text:list-item>
                <text:p text:id="id30" text:style-name="P26"><text:span text:style-name="T19">Does an emergency kit replace a plan?</text:span></text:p>
              </text:list-item>
              <text:list-item>
                <text:p text:id="id31" text:style-name="P26"><text:span text:style-name="T19">What is the name of the City of Ottawa personal emergency planning program?</text:span></text:p>
              </text:list-item>
              <text:list-item>
                <text:p text:id="id32" text:style-name="P26"><text:span text:style-name="T19">What is ICE?</text:span></text:p>
              </text:list-item>
              <text:list-item>
                <text:p text:id="id33" text:style-name="P26"><text:span text:style-name="T19">Where can you get information on personal preparedness?</text:span></text:p>
              </text:list-item>
              <text:list-item>
                <text:p text:id="id34" text:style-name="P26"><text:span text:style-name="T19">Is your personal emergency kit also your EMRG kit?</text:span></text:p>
              </text:list-item>
              <text:list-item>
                <text:p text:id="id35" text:style-name="P26"><text:span text:style-name="T19">Where can you get information on Pandemics?</text:span></text:p>
                <text:p text:style-name="P26"><text:span text:style-name="T19"/></text:p>
                <text:p text:style-name="P26"><text:span text:style-name="T19"/></text:p>
                <text:p text:style-name="P26"><text:span text:style-name="T19"/></text:p>
              </text:list-item>
            </text:list>
            <text:list text:style-name="L13">
              <text:list-header>
                <text:p text:style-name="P26"><text:span text:style-name="T19"/></text:p>
              </text:list-header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9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elf Test Answer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><text:span text:style-name="T8">Self Test Answers</text:span></text:p>
              </text:list-header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" draw:layer="layout" svg:width="22.86cm" svg:height="12.572cm" svg:x="1.27cm" svg:y="4.445cm" presentation:class="outline" presentation:user-transformed="true">
          <draw:text-box>
            <text:list text:style-name="L12">
              <text:list-item text:start-value="1">
                <text:p text:id="id36" text:style-name="P26"><text:span text:style-name="T19">Yes</text:span></text:p>
              </text:list-item>
              <text:list-item>
                <text:p text:id="id37" text:style-name="P26"><text:span text:style-name="T19">No</text:span></text:p>
              </text:list-item>
              <text:list-item>
                <text:p text:id="id38" text:style-name="P26"><text:span text:style-name="T19">Are You Ready</text:span></text:p>
              </text:list-item>
              <text:list-item>
                <text:p text:id="id39" text:style-name="P26"><text:span text:style-name="T19">“</text:span><text:span text:style-name="T19">In Case of Emergency” – Program contact numbers in your cell phone with the word ICE as the name. (From the city of Ottawa emergency web site main page)</text:span></text:p>
              </text:list-item>
              <text:list-item>
                <text:p text:id="id40" text:style-name="P26"><text:span text:style-name="T19">City of Ottawa, Province of Ontario, Federal Government</text:span></text:p>
              </text:list-item>
              <text:list-item>
                <text:p text:id="id41" text:style-name="P26"><text:span text:style-name="T19">No – Personal kit is to support you for up to 72 hours. Your EMRG kit is for deployment</text:span></text:p>
              </text:list-item>
              <text:list-item>
                <text:p text:id="id42" text:style-name="P26"><text:span text:style-name="T19">Ottawa Public Health</text:span></text:p>
                <text:p text:style-name="P26"><text:span text:style-name="T19"/></text:p>
                <text:p text:style-name="P26"><text:span text:style-name="T19"/></text:p>
                <text:p text:style-name="P26"><text:span text:style-name="T19"/></text:p>
              </text:list-item>
            </text:list>
            <text:list text:style-name="L13">
              <text:list-header>
                <text:p text:style-name="P26"><text:span text:style-name="T1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0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11" draw:style-name="dp3" draw:master-page-name="Default" presentation:use-date-time-name="dtd1">
        <draw:custom-shape draw:name="Footer Placeholder 2" draw:style-name="gr8" draw:text-style-name="P1" draw:layer="layout" svg:width="16.757cm" svg:height="1.103cm" svg:x="4.198cm" svg:y="17.568cm">
          <text:list text:style-name="L2">
            <text:list-header>
              <text:p text:style-name="P8"><text:span text:style-name="T5">Emergency Measures Radio Group (EMRG) - Ottawa A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8" draw:text-style-name="P1" draw:layer="layout" svg:width="3.029cm" svg:height="1.103cm" svg:x="21.101cm" svg:y="17.568cm">
          <text:list text:style-name="L2">
            <text:list-header>
              <text:p text:style-name="P9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1" draw:layer="layout" svg:width="13.621cm" svg:height="2.547cm" svg:x="6.189cm" svg:y="1.252cm">
          <text:list text:style-name="L3">
            <text:list-header>
              <text:p text:style-name="P3"><text:span text:style-name="T20">www.emrg.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1" draw:layer="layout" svg:width="20.814cm" svg:height="8.706cm" svg:x="2.646cm" svg:y="4.763cm">
          <text:list text:style-name="L2">
            <text:list-header>
              <text:p text:style-name="P27"><text:span text:style-name="T21">The EMRG web site provides information related to Amateur radio emergency communications, specifically as it relates to the City of Ottawa.</text:span></text:p>
            </text:list-header>
          </text:list>
          <text:list text:style-name="L14">
            <text:list-item>
              <text:list>
                <text:list-item>
                  <text:p text:style-name="P28"><text:span text:style-name="T22">Project Information</text:span></text:p>
                </text:list-item>
                <text:list-item>
                  <text:p text:style-name="P29"><text:span text:style-name="T22">Newsletters</text:span></text:p>
                </text:list-item>
                <text:list-item>
                  <text:p text:style-name="P29"><text:span text:style-name="T22">Upcoming Events</text:span></text:p>
                </text:list-item>
                <text:list-item>
                  <text:p text:style-name="P29"><text:span text:style-name="T22">Documentation</text:span></text:p>
                </text:list-item>
                <text:list-item>
                  <text:p text:style-name="P29"><text:span text:style-name="T22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1" draw:layer="layout" svg:width="5.64cm" svg:height="1.277cm" svg:x="3.986cm" svg:y="15.209cm">
          <text:list text:style-name="L2">
            <text:list-header>
              <text:p text:style-name="P5"><text:span text:style-name="T21">Infor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4" draw:text-style-name="P4" draw:layer="layout" svg:width="9.102cm" svg:height="1.138cm" svg:x="9.062cm" svg:y="15.341cm">
          <draw:image xlink:href="Pictures/10000000000001580000002BD48DCE97.jpg" xlink:type="simple" xlink:show="embed" xlink:actuate="onLoad">
            <text:p/>
          </draw:image>
        </draw:frame>
        <presentation:notes draw:style-name="dp2">
          <draw:page-thumbnail draw:style-name="gr7" draw:layer="layout" svg:width="12.912cm" svg:height="9.685cm" svg:x="3.281cm" svg:y="1.936cm" draw:page-number="1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/>
    </style:style>
    <style:style style:name="Mgr7" style:family="graphic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10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6.175cm" svg:x="1cm" svg:y="2.409cm" draw:page-number="1"/>
      <draw:page-thumbnail draw:layer="backgroundobjects" svg:width="8.234cm" svg:height="6.175cm" svg:x="1cm" svg:y="9.821cm" draw:page-number="2"/>
      <draw:page-thumbnail draw:layer="backgroundobjects" svg:width="8.234cm" svg:height="6.175cm" svg:x="1cm" svg:y="17.233cm" draw:page-number="3"/>
      <draw:page-thumbnail draw:layer="backgroundobjects" svg:width="8.234cm" svg:height="6.175cm" svg:x="10.235cm" svg:y="2.409cm" draw:page-number="4"/>
      <draw:page-thumbnail draw:layer="backgroundobjects" svg:width="8.234cm" svg:height="6.175cm" svg:x="10.235cm" svg:y="9.821cm" draw:page-number="5"/>
      <draw:page-thumbnail draw:layer="backgroundobjects" svg:width="8.234cm" svg:height="6.175cm" svg:x="10.235cm" svg:y="17.233cm" draw:page-number="6"/>
      <draw:frame draw:style-name="Mgr1" draw:text-style-name="MP1" draw:layer="backgroundobjects" svg:width="8.448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custom-shape draw:name="Rectangle 7" draw:style-name="Mgr3" draw:text-style-name="MP3" draw:layer="backgroundobjects" svg:width="22.86cm" svg:height="1.059cm" svg:x="1.27cm" svg:y="17.568cm">
        <text:list text:style-name="ML1">
          <text:list-header>
            <text:p text:style-name="MP4"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 Box 8" draw:style-name="Mgr4" draw:text-style-name="MP3" draw:layer="backgroundobjects" svg:width="2.566cm" svg:height="0.853cm" svg:x="1.27cm" svg:y="17.568cm">
        <text:list text:style-name="ML1">
          <text:list-header>
            <text:p text:style-name="MP4"><text:span text:style-name="MT1">emrg.ca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" draw:layer="backgroundobjects" svg:width="16.757cm" svg:height="1.785cm" svg:x="4.197cm" svg:y="17.567cm" presentation:class="footer">
        <draw:text-box>
          <text:list text:style-name="ML1">
            <text:list-header>
              <text:p><text:span text:style-name="MT2">Emergency Measures Radio Group (EMRG) - Ottawa ARES</text:span></text:p>
            </text:list-header>
          </text:list>
        </draw:text-box>
      </draw:frame>
      <draw:frame presentation:style-name="Mpr3" draw:layer="backgroundobjects" svg:width="3.029cm" svg:height="1.104cm" svg:x="21.1cm" svg:y="17.56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47cm" svg:height="25.82cm" svg:x="0cm" svg:y="0cm">
          <text:p/>
        </draw:rect>
        <draw:frame draw:style-name="Mgr6" draw:text-style-name="MP6" draw:layer="backgroundobjects" svg:width="8.44cm" svg:height="1.293cm" svg:x="0cm" svg:y="0cm" presentation:class="header">
          <draw:text-box>
            <text:list text:style-name="ML1">
              <text:list-header>
                <text:p text:style-name="MP4"><text:span text:style-name="MT3"/></text:p>
              </text:list-header>
            </text:list>
          </draw:text-box>
        </draw:frame>
        <draw:frame draw:style-name="Mgr6" draw:text-style-name="MP7" draw:layer="backgroundobjects" svg:width="8.44cm" svg:height="1.293cm" svg:x="11.029cm" svg:y="0cm" presentation:class="date-time">
          <draw:text-box>
            <text:list text:style-name="ML1">
              <text:list-header>
                <text:p text:style-name="MP8"><text:span text:style-name="MT3"/></text:p>
              </text:list-header>
            </text:list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draw:style-name="Mgr7" draw:text-style-name="MP6" draw:layer="backgroundobjects" svg:width="8.44cm" svg:height="1.293cm" svg:x="0cm" svg:y="24.526cm" presentation:class="footer">
          <draw:text-box>
            <text:list text:style-name="ML1">
              <text:list-header>
                <text:p text:style-name="MP4"><text:span text:style-name="MT3"/></text:p>
              </text:list-header>
            </text:list>
          </draw:text-box>
        </draw:frame>
        <draw:frame draw:style-name="Mgr7" draw:text-style-name="MP7" draw:layer="backgroundobjects" svg:width="8.44cm" svg:height="1.293cm" svg:x="11.029cm" svg:y="24.526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USER</meta:initial-creator>
    <meta:creation-date>2009-10-31T03:51:31</meta:creation-date>
    <dc:creator>USER</dc:creator>
    <dc:date>2012-01-31T10:09:37</dc:date>
    <meta:editing-cycles>52</meta:editing-cycles>
    <meta:editing-duration>PT08H15M57S</meta:editing-duration>
    <meta:document-statistic meta:object-count="104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fo:keep-together="always" fo:orphans="0" fo:widows="0" fo:hyphenation-ladder-count="no-limit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106cm" fo:orphans="0" fo:widows="0" fo:hyphenation-ladder-count="no-limit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2.0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69cm" fo:text-indent="-0.318cm" fo:margin-left="3.9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79cm" fo:text-indent="-0.318cm" fo:margin-left="7.7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49cm" fo:text-indent="-0.635cm" fo:margin-left="9.0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19cm" fo:text-indent="-0.635cm" fo:margin-left="10.3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89cm" fo:text-indent="-0.318cm" fo:margin-left="11.5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0" style:num-format="1" text:start-value="4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49cm" fo:text-indent="-0.979cm" fo:margin-left="2.2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0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format="1" text:start-value="8">
        <style:list-level-properties text:list-level-position-and-space-mode="label-alignment">
          <style:list-level-label-alignment text:label-followed-by="listtab" text:list-tab-stop-position="6.085cm" fo:text-indent="-0.688cm" fo:margin-left="6.085cm"/>
        </style:list-level-properties>
      </text:list-level-style-number>
      <text:list-level-style-number text:level="4" style:num-format="1" text:start-value="8">
        <style:list-level-properties text:list-level-position-and-space-mode="label-alignment">
          <style:list-level-label-alignment text:label-followed-by="listtab" text:list-tab-stop-position="7.038cm" fo:text-indent="-0.688cm" fo:margin-left="7.0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0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2.0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1.0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35cm" fo:text-indent="-1.905cm" fo:margin-left="6.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62cm" fo:text-indent="-1.905cm" fo:margin-left="7.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525cm" fo:text-indent="-2.54cm" fo:margin-left="9.52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795cm" fo:text-indent="-2.54cm" fo:margin-left="10.79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7cm" fo:text-indent="-3.175cm" fo:margin-left="12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17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35cm" fo:text-indent="-1.905cm" fo:margin-left="6.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62cm" fo:text-indent="-1.905cm" fo:margin-left="7.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525cm" fo:text-indent="-2.54cm" fo:margin-left="9.52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795cm" fo:text-indent="-2.54cm" fo:margin-left="10.79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7cm" fo:text-indent="-3.175cm" fo:margin-left="12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17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1.0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3.0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1.0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0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